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1.323cm" fo:margin-top="1.058cm" fo:margin-bottom="0.529cm" fo:orphans="2" fo:widows="2" fo:text-indent="0cm" style:auto-text-indent="false" fo:padding="0cm" fo:border="none"/>
      <style:text-properties fo:font-variant="normal" fo:text-transform="none" fo:color="#000000" style:font-name="Times New Roman Cyr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Желаю тебе счастья я-<text:line-break/>Чистого, настоящего,<text:line-break/>Но совсем не обязательно блестящего.<text:line-break/>Тихого, спокойного,<text:line-break/>Но такого родного и неприкольного<text:line-break/>Женского чудесного<text:line-break/>Вдохновенья интересного…<text:line-break/>Продолжать ты можешь и сама <text:line-break/>Все о чем сердце тихонько болит<text:line-break/>Лишь пожелаю чуть слышно:<text:line-break/>«Счастья и настоящей Любви!»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1-10-04T19:50:37.31</meta:creation-date>
    <meta:document-statistic meta:table-count="0" meta:image-count="0" meta:object-count="0" meta:page-count="1" meta:paragraph-count="2" meta:word-count="41" meta:character-count="294"/>
    <dc:date>2011-10-04T19:50:59.01</dc:date>
    <dc:creator>Елизавета Чижикова</dc:creator>
    <meta:editing-duration>PT22S</meta:editing-duration>
    <meta:editing-cycles>1</meta:editing-cycles>
    <meta:generator>OpenOffice.org/3.3$Win32 OpenOffice.org_project/330m20$Build-9567</meta:generator>
  </office:meta>
</office:document-meta>
</file>